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fo:language="en" fo:country="US"/>
    </style:style>
    <style:style style:name="ce5" style:family="table-cell" style:parent-style-name="Default" style:data-style-name="N109"/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2">
          <table:table-cell table:number-columns-repeated="4"/>
        </table:table-row>
        <table:table-row table:style-name="ro3">
          <table:table-cell/>
          <table:table-cell table:style-name="ce1" office:value-type="string">
            <text:p>OpenTBS Demo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Hello <text:span text:style-name="T1">[onshow.yourname]</text:span>,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This is a demo of the OpenTBS plugin.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he current document has been generated at [onshow..now;frm='yyyy-mm-dd hh:nn:ss']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HP version : [onshow..cst.PHP_VERSION]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BS version : [onshow..version]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" office:value-type="string">
            <text:p>Example #1: merging data with rows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3" office:value-type="string">
            <text:p>First 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Membership number</text:p>
          </table:table-cell>
        </table:table-row>
        <table:table-row table:style-name="ro2">
          <table:table-cell/>
          <table:table-cell table:style-name="ce4" office:value-type="string">
            <text:p>[a.firstname;block=table:table-row]</text:p>
          </table:table-cell>
          <table:table-cell table:style-name="ce6" office:value-type="string">
            <text:p>[a.name]</text:p>
          </table:table-cell>
          <table:table-cell table:style-name="ce7" office:value-type="string">
            <text:p>[a.number]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>
            <text:p>x=</text:p>
          </table:table-cell>
          <table:table-cell table:style-name="ce5" office:value-type="string">
            <text:p>[onload;att=table:table-cell#office:value-type;ifempty=float][onshow.x;att=table:table-cell#office:value]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2">02/02/2011</text:date>, <text:time>17:3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6</meta:generator>
    <meta:creation-date>2009-10-28T22:20:28</meta:creation-date>
    <dc:date>2011-02-02T17:30:47.23</dc:date>
    <meta:editing-cycles>21</meta:editing-cycles>
    <meta:editing-duration>PT12M41S</meta:editing-duration>
    <dc:creator>Vincent </dc:creator>
    <meta:document-statistic meta:table-count="2" meta:cell-count="16" meta:object-count="0"/>
    <meta:user-defined meta:name="Info 1"/>
    <meta:user-defined meta:name="Info 2"/>
    <meta:user-defined meta:name="Info 3"/>
    <meta:user-defined meta:name="Info 4"/>
  </office:meta>
</office:document-meta>
</file>